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507in" fo:margin-left="-0.075in" fo:margin-top="0in" fo:margin-bottom="0in" table:align="left" style:writing-mode="lr-tb"/>
    </style:style>
    <style:style style:name="Table1.A" style:family="table-column">
      <style:table-column-properties style:column-width="2.0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3.3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507in" fo:margin-left="-0.075in" fo:margin-top="0in" fo:margin-bottom="0in" table:align="left" style:writing-mode="lr-tb"/>
    </style:style>
    <style:style style:name="Table2.A" style:family="table-column">
      <style:table-column-properties style:column-width="0.575in"/>
    </style:style>
    <style:style style:name="Table2.B" style:family="table-column">
      <style:table-column-properties style:column-width="6.0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1.5pt solid #00000a" fo:border-bottom="0.5pt solid #00000a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.A3" style:family="table-cell">
      <style:table-cell-properties fo:padding-left="0.075in" fo:padding-right="0.075in" fo:padding-top="0in" fo:padding-bottom="0in" fo:border="none"/>
    </style:style>
    <style:style style:name="Table2.A15" style:family="table-cell">
      <style:table-cell-properties fo:padding-left="0.075in" fo:padding-right="0.075in" fo:padding-top="0in" fo:padding-bottom="0in" fo:border-left="none" fo:border-right="none" fo:border-top="none" fo:border-bottom="1.5pt solid #00000a"/>
    </style:style>
    <style:style style:name="P1" style:family="paragraph" style:parent-style-name="Standard" style:list-style-name="">
      <style:paragraph-properties fo:text-align="justify" style:justify-single-word="false" fo:hyphenation-ladder-count="no-limit">
        <style:tab-stops>
          <style:tab-stop style:position="3.25in" style:type="center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tandard">
      <style:paragraph-properties fo:text-align="justify" style:justify-single-word="false" fo:hyphenation-ladder-count="no-limit">
        <style:tab-stops>
          <style:tab-stop style:position="6.5in" style:type="right"/>
        </style:tab-stops>
      </style:paragraph-properties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hyphenation-ladder-count="no-limit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4" style:family="paragraph" style:parent-style-name="Standard" style:list-style-name="WWNum10">
      <style:paragraph-properties fo:text-align="justify" style:justify-single-word="false" fo:hyphenation-ladder-count="no-limit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5" style:family="paragraph" style:parent-style-name="Standard" style:list-style-name="WWNum11">
      <style:paragraph-properties fo:text-align="justify" style:justify-single-word="false" fo:hyphenation-ladder-count="no-limit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Standard" style:list-style-name="WWNum12">
      <style:paragraph-properties fo:text-align="justify" style:justify-single-word="false" fo:hyphenation-ladder-count="no-limit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>
        <style:tab-stops>
          <style:tab-stop style:position="0in"/>
          <style:tab-stop style:position="0.3752in"/>
          <style:tab-stop style:position="1.1874in"/>
          <style:tab-stop style:position="1.5in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Standard" style:list-style-name="WWNum12">
      <style:paragraph-properties fo:text-align="justify" style:justify-single-word="false" fo:hyphenation-ladder-count="no-limit">
        <style:tab-stops>
          <style:tab-stop style:position="0in"/>
          <style:tab-stop style:position="0.3752in"/>
          <style:tab-stop style:position="1.1874in"/>
          <style:tab-stop style:position="1.5in"/>
        </style:tab-stops>
      </style:paragraph-properties>
      <style:text-properties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11pt" fo:letter-spacing="normal" style:font-size-asian="11pt" style:font-name-complex="Arial1" fo:hyphenate="false" fo:hyphenation-remain-char-count="2" fo:hyphenation-push-char-count="2"/>
    </style:style>
    <style:style style:name="P10" style:family="paragraph" style:parent-style-name="Standard">
      <style:paragraph-properties fo:line-height="0.0134in" fo:text-align="justify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11pt" fo:letter-spacing="normal" style:font-size-asian="11pt" style:font-name-complex="Arial1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11pt" fo:letter-spacing="normal" style:font-size-asian="11pt" style:font-name-complex="Arial1" style:font-size-complex="11pt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11pt" fo:letter-spacing="normal" fo:font-weight="bold" style:font-size-asian="11pt" style:font-weight-asian="bold" style:font-name-complex="Arial1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>
        <style:tab-stops>
          <style:tab-stop style:position="0in"/>
          <style:tab-stop style:position="0.3752in"/>
          <style:tab-stop style:position="1.1874in"/>
          <style:tab-stop style:position="1.5in"/>
        </style:tab-stops>
      </style:paragraph-properties>
      <style:text-properties style:font-name="Arial" style:font-name-complex="Arial1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>
        <style:tab-stops>
          <style:tab-stop style:position="0in"/>
        </style:tab-stops>
      </style:paragraph-properties>
      <style:text-properties style:font-name="Arial" fo:letter-spacing="normal" style:font-name-complex="Arial1" style:font-size-complex="12pt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>
        <style:tab-stops>
          <style:tab-stop style:position="0in"/>
        </style:tab-stops>
      </style:paragraph-properties>
      <style:text-properties style:font-name="Arial" fo:letter-spacing="normal" fo:font-weight="bold" style:font-weight-asian="bold" style:font-name-complex="Arial1" style:font-size-complex="12pt" fo:hyphenate="fals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 fo:hyphenation-ladder-count="no-limit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7" style:family="paragraph" style:parent-style-name="Standard" style:list-style-name="">
      <style:paragraph-properties fo:text-align="center" style:justify-single-word="false" fo:hyphenation-ladder-count="no-limit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8" style:family="paragraph" style:parent-style-name="Standard">
      <style:paragraph-properties fo:hyphenation-ladder-count="no-limit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Standard">
      <style:paragraph-properties fo:hyphenation-ladder-count="no-limit">
        <style:tab-stops>
          <style:tab-stop style:position="0in"/>
          <style:tab-stop style:position="0.3752in"/>
          <style:tab-stop style:position="1.1874in"/>
          <style:tab-stop style:position="1.5in"/>
        </style:tab-stops>
      </style:paragraph-properties>
      <style:text-properties fo:hyphenate="false" fo:hyphenation-remain-char-count="2" fo:hyphenation-push-char-count="2"/>
    </style:style>
    <style:style style:name="P20" style:family="paragraph" style:parent-style-name="Standard" style:list-style-name="WWNum12">
      <style:paragraph-properties fo:hyphenation-ladder-count="no-limit">
        <style:tab-stops>
          <style:tab-stop style:position="0in"/>
          <style:tab-stop style:position="0.3752in"/>
          <style:tab-stop style:position="1.1874in"/>
          <style:tab-stop style:position="1.5in"/>
        </style:tab-stops>
      </style:paragraph-properties>
      <style:text-properties fo:hyphenate="false" fo:hyphenation-remain-char-count="2" fo:hyphenation-push-char-count="2"/>
    </style:style>
    <style:style style:name="P21" style:family="paragraph" style:parent-style-name="Standard" style:list-style-name="" style:master-page-name="Standard">
      <style:paragraph-properties fo:text-align="justify" style:justify-single-word="false" fo:hyphenation-ladder-count="no-limit" style:page-number="1">
        <style:tab-stops>
          <style:tab-stop style:position="3.25in" style:type="center"/>
        </style:tab-stops>
      </style:paragraph-properties>
      <style:text-properties fo:hyphenate="false" fo:hyphenation-remain-char-count="2" fo:hyphenation-push-char-count="2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 style:list-style-name="WWNum8"/>
    <style:style style:name="P24" style:family="paragraph" style:parent-style-name="caption">
      <style:text-properties style:font-name="Arial" style:font-name-complex="Arial1" style:font-size-complex="12pt"/>
    </style:style>
    <style:style style:name="P25" style:family="paragraph" style:parent-style-name="caption" style:list-style-name="WWNum8"/>
    <style:style style:name="P26" style:family="paragraph" style:parent-style-name="caption" style:list-style-name="WWNum11"/>
    <style:style style:name="P2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Arial" fo:font-size="11pt" fo:letter-spacing="normal" fo:font-weight="bold" style:font-size-asian="11pt" style:font-weight-asian="bold" style:font-name-complex="Arial1"/>
    </style:style>
    <style:style style:name="T2" style:family="text">
      <style:text-properties style:font-name="Arial" fo:font-size="11pt" fo:letter-spacing="normal" style:text-underline-style="solid" style:text-underline-width="auto" style:text-underline-color="font-color" fo:font-weight="bold" style:font-size-asian="11pt" style:font-weight-asian="bold" style:font-name-complex="Arial1"/>
    </style:style>
    <style:style style:name="T3" style:family="text">
      <style:text-properties style:font-name="Arial" fo:font-size="11pt" fo:letter-spacing="normal" style:font-size-asian="11pt" style:font-name-complex="Arial1"/>
    </style:style>
    <style:style style:name="T4" style:family="text">
      <style:text-properties style:font-name="Arial" fo:font-size="11pt" fo:letter-spacing="normal" style:font-size-asian="11pt" style:font-name-complex="Arial1" style:font-size-complex="11pt"/>
    </style:style>
    <style:style style:name="T5" style:family="text">
      <style:text-properties style:font-name="Arial" fo:font-size="11pt" fo:letter-spacing="normal" fo:font-style="italic" style:font-size-asian="11pt" style:font-style-asian="italic" style:font-name-complex="Arial1" style:font-size-complex="11pt"/>
    </style:style>
    <style:style style:name="T6" style:family="text">
      <style:text-properties style:font-name="Arial" fo:font-size="11pt" style:font-size-asian="11pt" style:font-name-complex="Arial1" style:font-size-complex="11pt"/>
    </style:style>
    <style:style style:name="T7" style:family="text">
      <style:text-properties style:font-name="Arial" fo:font-size="11pt" fo:font-weight="normal" style:font-size-asian="11pt" style:font-weight-asian="normal" style:font-name-complex="Arial1" style:font-size-complex="11pt"/>
    </style:style>
    <style:style style:name="T8" style:family="text">
      <style:text-properties style:font-name="Arial" fo:font-size="11pt" fo:font-style="italic" fo:font-weight="normal" style:font-size-asian="11pt" style:font-style-asian="italic" style:font-weight-asian="normal" style:font-name-complex="Arial1" style:font-size-complex="11pt"/>
    </style:style>
    <style:style style:name="T9" style:family="text">
      <style:text-properties style:font-name="Arial" fo:font-size="11pt" fo:font-style="italic" style:font-size-asian="11pt" style:font-style-asian="italic" style:font-name-complex="Arial1" style:font-size-complex="11pt"/>
    </style:style>
    <style:style style:name="T10" style:family="text"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T11" style:family="text">
      <style:text-properties style:font-name="Arial" fo:font-size="11pt" fo:background-color="#ffffff" loext:char-shading-value="0" style:font-size-asian="11pt" style:font-name-complex="Arial1" style:font-size-complex="11pt" loext:padding="0in" loext:border="none"/>
    </style:style>
    <style:style style:name="T12" style:family="text">
      <style:text-properties style:font-name="Arial" fo:letter-spacing="normal" fo:font-weight="bold" style:font-weight-asian="bold" style:font-name-complex="Arial1" style:font-size-complex="12pt"/>
    </style:style>
    <style:style style:name="T13" style:family="text">
      <style:text-properties style:font-name="Arial" fo:letter-spacing="normal" style:font-name-complex="Arial1" style:font-size-complex="12pt"/>
    </style:style>
    <style:style style:name="T14" style:family="text">
      <style:text-properties style:font-name="Arial" fo:font-size="12pt" style:font-size-asian="12pt" style:font-name-complex="Arial1"/>
    </style:style>
    <style:style style:name="T15" style:family="text">
      <style:text-properties style:font-name="Arial" fo:font-size="12pt" style:font-size-asian="12pt" style:font-name-complex="Arial1" style:font-size-complex="12pt"/>
    </style:style>
    <style:style style:name="T16" style:family="text">
      <style:text-properties style:font-name="Arial" fo:font-size="12pt" style:font-size-asian="12pt" style:font-name-complex="Arial1" style:font-size-complex="14pt"/>
    </style:style>
    <style:style style:name="T17" style:family="text">
      <style:text-properties style:font-name="Arial" fo:font-size="14pt" style:font-size-asian="14pt" style:font-name-complex="Arial1" style:font-size-complex="14pt"/>
    </style:style>
    <style:style style:name="T18" style:family="text">
      <style:text-properties fo:color="#00000a" fo:font-size="11pt" style:font-size-asian="11pt" style:font-size-complex="11pt"/>
    </style:style>
    <style:style style:name="T19" style:family="text">
      <style:text-properties fo:color="#00000a" fo:font-size="11pt" fo:font-style="italic" style:font-size-asian="11pt" style:font-style-asian="italic" style:font-size-complex="11pt"/>
    </style:style>
    <style:style style:name="T20" style:family="text">
      <style:text-properties fo:color="#00000a" fo:font-size="11pt" fo:font-weight="normal" style:font-size-asian="11pt" style:font-weight-asian="normal" style:font-size-complex="11pt"/>
    </style:style>
    <style:style style:name="gr1" style:family="graphic">
      <style:graphic-properties draw:stroke="none" svg:stroke-width="0in" draw:fill="solid" draw:fill-color="#00000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1"><text:tab/></text:span><text:span text:style-name="T12">University of California at Berkeley</text:span><field:fieldmark-start text:name="__Fieldmark__3_1615280370" field:type="PRIVATE"/><field:fieldmark-end/></text:h>
      <text:h text:style-name="P1" text:outline-level="1"><text:span text:style-name="T12"><text:tab/>Department of Mechanical Engineering</text:span></text:h>
      <text:p text:style-name="P9"/>
      <text:p text:style-name="P2"><text:span text:style-name="T2">ME 233: Advanced Control Systems II<text:tab/>Spring 2012</text:span></text:p>
      <text:p text:style-name="P10"><draw:rect text:anchor-type="char" draw:z-index="0" draw:style-name="gr1" draw:text-style-name="P27" svg:width="6.5004in" svg:height="0.0134in" svg:x="0.0008in" svg:y="0in"><text:p/></draw:rect></text:p>
      <text:p text:style-name="P3"><text:span text:style-name="T1">URL:<text:tab/>http://bspace.berkeley.edu/<text:tab/> <text:tab/><text:tab/><text:tab/><text:tab/> 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Instructor</text:span></text:p>
          </table:table-cell>
          <table:table-cell table:style-name="Table1.A1" office:value-type="string">
            <text:p text:style-name="P3"><text:span text:style-name="T3">Richard Conway</text:span></text:p>
            <text:p text:style-name="P3"><text:span text:style-name="T3">Office Hours:</text:span></text:p>
            <text:p text:style-name="P3"><text:span text:style-name="T3">Office:</text:span></text:p>
            <text:p text:style-name="P3"><text:span text:style-name="T3">Email:</text:span></text:p>
          </table:table-cell>
          <table:table-cell table:style-name="Table1.A1" office:value-type="string">
            <text:p text:style-name="P9"/>
            <text:p text:style-name="P3"><text:span text:style-name="T3">M, W 11:00-12:30</text:span></text:p>
            <text:p text:style-name="P3"><text:span text:style-name="T3">5121 Etcheverry Hall</text:span></text:p>
            <text:p text:style-name="P3"><text:a xlink:type="simple" xlink:href="mailto:rconway345@berkeley.edu" text:style-name="Internet_20_link" text:visited-style-name="Visited_20_Internet_20_Link"><text:span text:style-name="T3">rconway345@berkeley.edu</text:span></text:a><text:span text:style-name="T3"> </text:span>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1" office:value-type="string">
            <text:p text:style-name="P3"><text:span text:style-name="T1">Teaching Assistant</text:span></text:p>
          </table:table-cell>
          <table:table-cell table:style-name="Table1.A1" table:number-columns-spanned="2" office:value-type="string">
            <text:p text:style-name="P3"><text:span text:style-name="T3">(none)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1" office:value-type="string">
            <text:p text:style-name="P3"><text:span text:style-name="T1">Lectures</text:span></text:p>
          </table:table-cell>
          <table:table-cell table:style-name="Table1.A1" table:number-columns-spanned="2" office:value-type="string">
            <text:p text:style-name="P3"><text:span text:style-name="T3">Tu, Th 3:30-5:00 in 1165 Etcheverry Hall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1" office:value-type="string">
            <text:p text:style-name="P3"><text:span text:style-name="T1">Discussion</text:span></text:p>
          </table:table-cell>
          <table:table-cell table:style-name="Table1.A1" table:number-columns-spanned="2" office:value-type="string">
            <text:p text:style-name="P3"><text:span text:style-name="T3">TBD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1" office:value-type="string">
            <text:p text:style-name="P3"><text:span text:style-name="T1">Grading Scheme</text:span></text:p>
          </table:table-cell>
          <table:table-cell table:style-name="Table1.A1" office:value-type="string">
            <text:p text:style-name="P3"><text:span text:style-name="T3">Midterm 1</text:span></text:p>
            <text:p text:style-name="P3"><text:span text:style-name="T3">Midterm 2</text:span></text:p>
            <text:p text:style-name="P3"><text:span text:style-name="T3">Final Exam</text:span></text:p>
            <text:p text:style-name="P3"><text:span text:style-name="T3">Homework</text:span></text:p>
          </table:table-cell>
          <table:table-cell table:style-name="Table1.A1" office:value-type="string">
            <text:p text:style-name="P3"><text:span text:style-name="T3">20%</text:span></text:p>
            <text:p text:style-name="P3"><text:span text:style-name="T3">20%</text:span></text:p>
            <text:p text:style-name="P3"><text:span text:style-name="T3">40%</text:span></text:p>
            <text:p text:style-name="P3"><text:span text:style-name="T3">20%</text:span>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1" office:value-type="string">
            <text:p text:style-name="P3"><text:span text:style-name="T1">Class Notes</text:span></text:p>
          </table:table-cell>
          <table:table-cell table:style-name="Table1.A1" table:number-columns-spanned="2" office:value-type="string">
            <text:p text:style-name="P3"><text:span text:style-name="T3">ME233 PowerPoint Lectures</text:span></text:p>
            <text:p text:style-name="P3"><text:span text:style-name="T3">(These will be made available on bSpace)</text:span></text:p>
            <text:p text:style-name="P9"/>
            <text:p text:style-name="P3"><text:span text:style-name="T3">ME233 Class Notes by M. Tomizuka, Part I</text:span></text:p>
            <text:p text:style-name="P3"><text:span text:style-name="T3">(This can be purchased at Copy Central, 2483 Hearst Avenue)</text:span></text:p>
            <text:p text:style-name="P9"/>
            <text:p text:style-name="P3"><text:span text:style-name="T3">ME233 Class Notes by M. Tomizuka, Part II</text:span></text:p>
            <text:p text:style-name="P3"><text:span text:style-name="T3">(This will be made available on bSpace)</text:span></text:p>
            <text:p text:style-name="P9"/>
          </table:table-cell>
          <table:covered-table-cell/>
        </table:table-row>
      </table:table>
      <text:p text:style-name="P9"/>
      <text:h text:style-name="P17" text:outline-level="1"><text:span text:style-name="T1"><text:s text:c="2"/>Tentative Schedule</text:span><text:span text:style-name="T3"> (Subject to change):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3">Week</text:span></text:p>
          </table:table-cell>
          <table:table-cell table:style-name="Table2.A1" office:value-type="string">
            <text:p text:style-name="P16"><text:span text:style-name="T3">Topics</text:span></text:p>
          </table:table-cell>
        </table:table-row>
        <table:table-row table:style-name="Table2.1">
          <table:table-cell table:style-name="Table2.A2" office:value-type="string">
            <text:p text:style-name="P16"><text:span text:style-name="T3">1</text:span></text:p>
          </table:table-cell>
          <table:table-cell table:style-name="Table2.A2" office:value-type="string">
            <text:p text:style-name="P18"><text:span text:style-name="T3">Probability Theory—Sample Space, Random Variable, Cumulative Distribution and Probability Density Functions</text:span></text:p>
          </table:table-cell>
        </table:table-row>
        <table:table-row table:style-name="Table2.1">
          <table:table-cell table:style-name="Table2.A3" office:value-type="string">
            <text:p text:style-name="P16"><text:span text:style-name="T3">2</text:span></text:p>
          </table:table-cell>
          <table:table-cell table:style-name="Table2.A3" office:value-type="string">
            <text:p text:style-name="P19"><text:span text:style-name="T3">Probability Theory—Random Process, Correlation Function, Spectral Density</text:span></text:p>
          </table:table-cell>
        </table:table-row>
        <table:table-row table:style-name="Table2.1">
          <table:table-cell table:style-name="Table2.A3" office:value-type="string">
            <text:p text:style-name="P16"><text:span text:style-name="T3">3</text:span></text:p>
          </table:table-cell>
          <table:table-cell table:style-name="Table2.A3" office:value-type="string">
            <text:p text:style-name="P19"><text:span text:style-name="T3">Least Squares Estimation; Stochastic State Estimation (Kalman Filter)</text:span></text:p>
          </table:table-cell>
        </table:table-row>
        <table:table-row table:style-name="Table2.1">
          <table:table-cell table:style-name="Table2.A3" office:value-type="string">
            <text:p text:style-name="P16"><text:span text:style-name="T3">4</text:span></text:p>
          </table:table-cell>
          <table:table-cell table:style-name="Table2.A3" office:value-type="string">
            <text:p text:style-name="P7"><text:span text:style-name="T3">Kalman Filter (continued)</text:span></text:p>
          </table:table-cell>
        </table:table-row>
        <table:table-row table:style-name="Table2.1">
          <table:table-cell table:style-name="Table2.A3" office:value-type="string">
            <text:p text:style-name="P16"><text:span text:style-name="T3">5</text:span></text:p>
          </table:table-cell>
          <table:table-cell table:style-name="Table2.A3" office:value-type="string">
            <text:p text:style-name="P7"><text:span text:style-name="T3">Properties of the Kalman Filter</text:span></text:p>
          </table:table-cell>
        </table:table-row>
        <table:table-row table:style-name="Table2.1">
          <table:table-cell table:style-name="Table2.A3" office:value-type="string">
            <text:p text:style-name="P16"><text:span text:style-name="T3">6</text:span></text:p>
          </table:table-cell>
          <table:table-cell table:style-name="Table2.A3" office:value-type="string">
            <text:p text:style-name="P19"><text:span text:style-name="T3">Dynamic Programming; Discrete-Time LQ problem; Properties of LQ Systems—Return Difference Equality, Robustness, Closed-Loop Eigenvalues and Symmetric Root Locus <text:s/></text:span></text:p>
          </table:table-cell>
        </table:table-row>
        <table:table-row table:style-name="Table2.1">
          <table:table-cell table:style-name="Table2.A3" office:value-type="string">
            <text:p text:style-name="P16"><text:span text:style-name="T3">7</text:span></text:p>
          </table:table-cell>
          <table:table-cell table:style-name="Table2.A3" office:value-type="string">
            <text:p text:style-name="P7"><text:span text:style-name="T3">Linear Stochastic Control (Linear Quadratic Gaussian (LQG) Control)</text:span></text:p>
            <text:p text:style-name="P7"><text:span text:style-name="T1">Midterm Examination I</text:span></text:p>
          </table:table-cell>
        </table:table-row>
        <table:table-row table:style-name="Table2.1">
          <table:table-cell table:style-name="Table2.A3" office:value-type="string">
            <text:p text:style-name="P16"><text:span text:style-name="T3">8</text:span></text:p>
          </table:table-cell>
          <table:table-cell table:style-name="Table2.A3" office:value-type="string">
            <text:p text:style-name="P7"><text:span text:style-name="T3">Minimum Variance Regulation</text:span></text:p>
          </table:table-cell>
        </table:table-row>
        <table:table-row table:style-name="Table2.1">
          <table:table-cell table:style-name="Table2.A3" office:value-type="string">
            <text:p text:style-name="P16"><text:span text:style-name="T3">9</text:span></text:p>
          </table:table-cell>
          <table:table-cell table:style-name="Table2.A3" office:value-type="string">
            <text:p text:style-name="P7"><text:span text:style-name="T3">Tracking Control; Feedforward and Preview Control</text:span></text:p>
          </table:table-cell>
        </table:table-row>
        <table:table-row table:style-name="Table2.1">
          <table:table-cell table:style-name="Table2.A3" office:value-type="string">
            <text:p text:style-name="P16"><text:span text:style-name="T3">10</text:span></text:p>
          </table:table-cell>
          <table:table-cell table:style-name="Table2.A3" office:value-type="string">
            <text:p text:style-name="P3"><text:span text:style-name="T3">Internal Model Principle and Repetitive Control</text:span></text:p>
          </table:table-cell>
        </table:table-row>
        <table:table-row table:style-name="Table2.1">
          <table:table-cell table:style-name="Table2.A3" office:value-type="string">
            <text:p text:style-name="P16"><text:span text:style-name="T3">11</text:span></text:p>
          </table:table-cell>
          <table:table-cell table:style-name="Table2.A3" office:value-type="string">
            <text:p text:style-name="P3"><text:span text:style-name="T3">System Identification and Adaptive Control</text:span></text:p>
            <text:p text:style-name="P3"><text:span text:style-name="T1">Midterm Examination II</text:span></text:p>
          </table:table-cell>
        </table:table-row>
        <table:table-row table:style-name="Table2.1">
          <table:table-cell table:style-name="Table2.A3" office:value-type="string">
            <text:p text:style-name="P16"><text:span text:style-name="T3">12</text:span></text:p>
          </table:table-cell>
          <table:table-cell table:style-name="Table2.A3" office:value-type="string">
            <text:p text:style-name="P7"><text:span text:style-name="T3">Parameter estimation algorithms</text:span></text:p>
          </table:table-cell>
        </table:table-row>
        <table:table-row table:style-name="Table2.1">
          <table:table-cell table:style-name="Table2.A3" office:value-type="string">
            <text:p text:style-name="P16"><text:span text:style-name="T3">13</text:span></text:p>
          </table:table-cell>
          <table:table-cell table:style-name="Table2.A3" office:value-type="string">
            <text:p text:style-name="P7"><text:span text:style-name="T3">Stability analysis of adaptive systems</text:span></text:p>
          </table:table-cell>
        </table:table-row>
        <table:table-row table:style-name="Table2.1">
          <table:table-cell table:style-name="Table2.A15" office:value-type="string">
            <text:p text:style-name="P16"><text:span text:style-name="T3">14</text:span></text:p>
          </table:table-cell>
          <table:table-cell table:style-name="Table2.A15" office:value-type="string">
            <text:p text:style-name="P3"><text:span text:style-name="T3">Self-tuning regulators</text:span></text:p>
          </table:table-cell>
        </table:table-row>
      </table:table>
      <text:p text:style-name="P13"><text:soft-page-break/></text:p>
      <text:h text:style-name="P22" text:outline-level="1"><text:span text:style-name="T15">References:</text:span></text:h>
      <text:h text:style-name="Heading_20_1" text:outline-level="1"><text:span text:style-name="T15">Probability</text:span></text:h>
      <text:p text:style-name="P14"/>
      <text:list xml:id="list3733878623034814638" text:style-name="WWNum10">
        <text:list-item>
          <text:p text:style-name="P4"><text:span text:style-name="T4">D. P. Bertsekas</text:span><text:span text:style-name="T5">, Introduction to Probability</text:span><text:span text:style-name="T4">, Athena Scientific</text:span></text:p>
        </text:list-item>
        <text:list-item>
          <text:p text:style-name="P4"><text:span text:style-name="T4">R.D. Yates and D.J. Goodman, </text:span><text:span text:style-name="T5">Probability and Stochastic Processes,</text:span><text:span text:style-name="T4"> second edition, Willey.</text:span></text:p>
        </text:list-item>
        <text:list-item>
          <text:p text:style-name="P4"><text:span text:style-name="T4">K. Poolla, </text:span><text:span text:style-name="T5">Probability Notes. </text:span><text:span text:style-name="T4">The PDF file can be downloaded from the ME233 website</text:span></text:p>
        </text:list-item>
        <text:list-item>
          <text:p text:style-name="P4"><text:span text:style-name="T4">J. Walran, </text:span><text:span text:style-name="T5">EECS126 class notes</text:span><text:span text:style-name="T4">. The PDF file can be downloaded from the ME233 website</text:span></text:p>
        </text:list-item>
      </text:list>
      <text:p text:style-name="P11"/>
      <text:h text:style-name="Heading_20_1" text:outline-level="1"><text:span text:style-name="T16">Linear Quadratic Optimal Control</text:span></text:h>
      <text:p text:style-name="P24"/>
      <text:list xml:id="list4421141809076469239" text:style-name="WWNum8">
        <text:list-item>
          <text:p text:style-name="P25"><text:span text:style-name="addmd1"><text:span text:style-name="T18">B.D.O. Anderson and J.B. Moore, </text:span></text:span><text:span text:style-name="addmd1"><text:span text:style-name="T19">Optimal Control: Linear Quadratic Methods</text:span></text:span><text:span text:style-name="addmd1"><text:span text:style-name="T18">, <text:s/>Dover Books on Engineering (paperback), 2007. </text:span></text:span><text:span text:style-name="T6">A PDF can be downloaded from: <text:s/></text:span><text:a xlink:type="simple" xlink:href="http://users.rsise.anu.edu.au/%7Ejohn/papers/index.html" text:style-name="Internet_20_link" text:visited-style-name="Visited_20_Internet_20_Link"><text:span text:style-name="T6">http://users.rsise.anu.edu.au/%7Ejohn/papers/index.html</text:span></text:a></text:p>
        </text:list-item>
        <text:list-item>
          <text:h text:style-name="P23" text:outline-level="2"><text:span text:style-name="addmd1"><text:span text:style-name="T20">Frank L. Lewis, Vassilis L. Syrmos</text:span></text:span><text:span text:style-name="T7">, </text:span><text:span text:style-name="T8">Optimal Control</text:span><text:span text:style-name="T7">,</text:span><text:span text:style-name="addmd1"><text:span text:style-name="T20"> Wiley-IEEE, 1995. </text:span></text:span></text:h>
        </text:list-item>
        <text:list-item>
          <text:h text:style-name="P23" text:outline-level="2"><text:span text:style-name="T7">E. Bryson and Y-C. Ho, </text:span><text:span text:style-name="T8">Applied Optimal Control: Optimization, Estimation, and Control</text:span><text:span text:style-name="T7">, Wiley</text:span><text:span text:style-name="T4"><text:tab/></text:span></text:h>
        </text:list-item>
      </text:list>
      <text:h text:style-name="Heading_20_1" text:outline-level="1"><text:span text:style-name="T14">Stochastic Control Theory and Optimal Filtering</text:span></text:h>
      <text:p text:style-name="P14"/>
      <text:list xml:id="list3812219876601361462" text:style-name="WWNum11">
        <text:list-item>
          <text:p text:style-name="P5"><text:span text:style-name="T4">R. Grover Brown and P. Hwang, <text:s/></text:span><text:span text:style-name="T5">Introduction to Random Signals and Applied Kalman Filtering, </text:span><text:span text:style-name="T4">Third Edition, Willey</text:span></text:p>
        </text:list-item>
        <text:list-item>
          <text:p text:style-name="P5"><text:span text:style-name="T4">Frank L. Lewis, L. Xie and D. Popa, </text:span><text:span text:style-name="T5">Optimal and Robust Estimation, </text:span><text:span text:style-name="T4">Second Edition CRC</text:span></text:p>
        </text:list-item>
        <text:list-item>
          <text:p text:style-name="P5"><text:span text:style-name="T4">M. Grewal and A. Andrews, </text:span><text:span text:style-name="T5">Kalman Filter, Theory and Practice, </text:span><text:span text:style-name="T4">Prentice Hall</text:span></text:p>
        </text:list-item>
        <text:list-item>
          <text:p text:style-name="P26"><text:span text:style-name="T6">B.D.O. Anderson and J.B. Moore, </text:span><text:span text:style-name="T10">Optimal Filtering</text:span><text:span text:style-name="T6">, </text:span><text:span text:style-name="T11">Dover Books on Engineering (paperback), </text:span><text:span text:style-name="T6">New York, </text:span><text:span text:style-name="T11">2005. </text:span><text:span text:style-name="T6">A PDF can be downloaded from: <text:s/></text:span><text:a xlink:type="simple" xlink:href="http://users.rsise.anu.edu.au/%7Ejohn/papers/index.html" text:style-name="Internet_20_link" text:visited-style-name="Visited_20_Internet_20_Link"><text:span text:style-name="T6">http://users.rsise.anu.edu.au/%7Ejohn/papers/index.html</text:span></text:a></text:p>
        </text:list-item>
        <text:list-item>
          <text:p text:style-name="P5"><text:span text:style-name="T4">K.J. Astrom, </text:span><text:span text:style-name="T5">Introduction to Stochastic Control Theory, </text:span><text:span text:style-name="T11">Dover Books on Engineering (paperback), </text:span><text:span text:style-name="T6">New York, </text:span><text:span text:style-name="T11">2006.</text:span></text:p>
        </text:list-item>
      </text:list>
      <text:h text:style-name="Heading_20_1" text:outline-level="1"><text:span text:style-name="T14">Adaptive Control</text:span></text:h>
      <text:p text:style-name="P15"/>
      <text:list xml:id="list7623089753794671016" text:style-name="WWNum12">
        <text:list-item>
          <text:p text:style-name="P6"><text:span text:style-name="T4">Astrom, K. J. and Wittenmark, B., </text:span><text:span text:style-name="T5">Adaptive Control</text:span><text:span text:style-name="T4">, Addison Wesley, 2nd Ed., 1995. <text:s/></text:span></text:p>
        </text:list-item>
        <text:list-item>
          <text:p text:style-name="P8"><text:span text:style-name="T6"><text:s text:c="3"/>G.C. Goodwin and K.S. Sin, Adaptive </text:span><text:span text:style-name="T9">Filtering Prediction and Control</text:span><text:span text:style-name="T6">, Prentice Hall, 1984.</text:span></text:p>
        </text:list-item>
        <text:list-item>
          <text:p text:style-name="P20"><text:span text:style-name="T6"><text:s text:c="3"/>S. Sastry and M. Bodson, </text:span><text:span text:style-name="T9">Adaptive Control: Stability, Convergence, and Robustness,</text:span><text:span text:style-name="T6"> Prentice Hall, 1989. (Book can be downloaded from </text:span><text:a xlink:type="simple" xlink:href="http://www.ece.utah.edu/~bodson/acscr/" text:style-name="Internet_20_link" text:visited-style-name="Visited_20_Internet_20_Link"><text:span text:style-name="T6">http://www.ece.utah.edu/~bodson/acscr/</text:span></text:a><text:span text:style-name="T6"> )</text:span></text:p>
        </text:list-item>
        <text:list-item>
          <text:p text:style-name="P8"><text:span text:style-name="T6"><text:s text:c="3"/>M. Krstic, I. Kanellakopoulos, and P. V. Kokotovic, </text:span><text:span text:style-name="T9">Nonlinear and Adaptive Control Design</text:span><text:span text:style-name="T6">, Willey.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Courier" fo:font-family="Courier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hyphenation-ladder-count="no-limit">
        <style:tab-stops>
          <style:tab-stop style:position="0in"/>
          <style:tab-stop style:position="0.3752in"/>
          <style:tab-stop style:position="1.1874in"/>
          <style:tab-stop style:position="1.5in"/>
        </style:tab-stops>
      </style:paragraph-properties>
      <style:text-properties style:font-name="Times New Roman" fo:font-family="'Times New Roman'" style:font-family-generic="roman" style:font-pitch="variable" fo:font-size="11pt" fo:letter-spacing="normal" style:font-size-asian="11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orphans="2" fo:widows="2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endnote_20_text" style:display-name="endnote text" style:family="paragraph" style:parent-style-name="Standard" style:default-outline-level=""/>
    <style:style style:name="footnote_20_text" style:display-name="footnote text" style:family="paragraph" style:parent-style-name="Standard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.5in" fo:margin-right="0.5in" fo:margin-top="0.3335in" fo:margin-bottom="0in" loext:contextual-spacing="false" fo:hyphenation-ladder-count="no-limit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1in" fo:margin-right="0.5in" fo:hyphenation-ladder-count="no-limit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1.5in" fo:margin-right="0.5in" fo:hyphenation-ladder-count="no-limit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2in" fo:margin-right="0.5in" fo:hyphenation-ladder-count="no-limit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2.5in" fo:margin-right="0.5in" fo:hyphenation-ladder-count="no-limit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5in" fo:margin-right="0in" fo:hyphenation-ladder-count="no-limit" fo:text-indent="-0.5in" style:auto-text-indent="false">
        <style:tab-stops>
          <style:tab-stop style:position="6.5in" style:type="right"/>
        </style:tab-stops>
      </style:paragraph-properties>
      <style:text-properties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5in" fo:margin-right="0in" fo:hyphenation-ladder-count="no-limit" fo:text-indent="-0.5in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0.5in" fo:margin-right="0in" fo:hyphenation-ladder-count="no-limit" fo:text-indent="-0.5in" style:auto-text-indent="false">
        <style:tab-stops>
          <style:tab-stop style:position="6.5in" style:type="right"/>
        </style:tab-stops>
      </style:paragraph-properties>
      <style:text-properties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0.5in" fo:margin-right="0in" fo:hyphenation-ladder-count="no-limit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1in" fo:margin-right="0.5in" fo:hyphenation-ladder-count="no-limit" fo:text-indent="-1in" style:auto-text-indent="false">
        <style:tab-stops>
          <style:tab-stop style:position="6.5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1in" fo:margin-right="0.5in" fo:hyphenation-ladder-count="no-limit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oa_20_heading" style:display-name="toa heading" style:family="paragraph" style:parent-style-name="Standard" style:next-style-name="Standard" style:default-outline-level="">
      <style:paragraph-properties fo:hyphenation-ladder-count="no-limit">
        <style:tab-stops>
          <style:tab-stop style:position="6.5in" style:type="right"/>
        </style:tab-stops>
      </style:paragraph-properties>
      <style:text-properties fo:hyphenate="false" fo:hyphenation-remain-char-count="2" fo:hyphenation-push-char-count="2"/>
    </style:style>
    <style:style style:name="caption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_5f_Equation_20_Caption" style:display-name="_Equation Caption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font-size="18pt" fo:font-weight="bold" style:font-size-asian="18pt" style:font-weight-asian="bold" style:font-size-complex="18pt" style:font-weight-complex="bold"/>
    </style:style>
    <style:style style:name="addmd1" style:family="text" style:parent-style-name="Default_20_Paragraph_20_Font">
      <style:text-properties fo:color="#777777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10">
        <style:list-level-properties text:list-level-position-and-space-mode="label-alignment">
          <style:list-level-label-alignment text:label-followed-by="listtab" text:list-tab-stop-position="1.1874in" fo:text-indent="-1in" fo:margin-left="1.1874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 text:start-value="9">
        <style:list-level-properties text:list-level-position-and-space-mode="label-alignment">
          <style:list-level-label-alignment text:label-followed-by="listtab" text:list-tab-stop-position="0.4791in" fo:text-indent="-0.25in" fo:margin-left="0.479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1.1874in" fo:text-indent="-0.9583in" fo:margin-left="1.1874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4791in" fo:text-indent="-0.25in" fo:margin-left="0.479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68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8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8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6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8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68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8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ty of California at Berkeley</dc:title>
    <meta:initial-creator>Roberto Horowitz</meta:initial-creator>
    <dc:creator>Richard</dc:creator>
    <meta:editing-cycles>11</meta:editing-cycles>
    <meta:print-date>2012-01-16T01:42:00</meta:print-date>
    <meta:creation-date>2010-01-17T18:19:00</meta:creation-date>
    <dc:date>2012-01-16T01:48:00</dc:date>
    <meta:editing-duration>PT2H20M</meta:editing-duration>
    <meta:generator>LibreOffice/5.0.2.2$Linux_X86_64 LibreOffice_project/00m0$Build-2</meta:generator>
    <meta:document-statistic meta:table-count="2" meta:image-count="0" meta:object-count="0" meta:page-count="5" meta:paragraph-count="88" meta:word-count="493" meta:character-count="3434" meta:non-whitespace-character-count="3019"/>
    <meta:user-defined meta:name="AppVersion">12.0000</meta:user-defined>
    <meta:user-defined meta:name="Company">Dell Computer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